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01_14-55-58_000.jpg</text:p>
          </table:table-cell>
          <table:table-cell table:style-name="ce20" office:value-type="string">
            <text:p>:m RES 1*1 / free# JVEMV6 61#_4(a-1) / 61. musicology / a-1. music-theory / topics=不定調性,w:~,other=,think~ / N~</text:p>
          </table:table-cell>
          <table:table-cell table:style-name="ce4"/>
          <table:table-cell table:style-name="ce4"/>
          <table:table-cell table:style-name="ce4" office:value-type="string">
            <text:p>N-35-35-28.601074 E-139-34-49.434814</text:p>
          </table:table-cell>
          <table:table-cell table:style-name="ce38" table:formula="of:=IF([.E2]=&quot;&quot;;[.C2];CONCATENATE([.C2];&quot; / &quot;;[.E2]))" office:value-type="string" office:string-value=":m RES 1*1 / free# JVEMV6 61#_4(a-1) / 61. musicology / a-1. music-theory / topics=不定調性,w:~,other=,think~ / N~">
            <text:p>:m RES 1*1 / free# JVEMV6 61#_4(a-1) / 61. musicology / a-1. music-theory / topics=不定調性,w:~,other=,think~ / N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01_15-11-21_000.jpg</text:p>
          </table:table-cell>
          <table:table-cell table:style-name="ce20" office:value-type="string">
            <text:p>:m 災害備蓄 / 入れたもの / item=土嚢袋（ガラ袋） / other=size:48x62cm;モリソン株式会社； / volume=50pcsx1p / id=~ / 保管場所=物置</text:p>
          </table:table-cell>
          <table:table-cell table:style-name="ce4"/>
          <table:table-cell table:style-name="ce4"/>
          <table:table-cell table:style-name="ce4" office:value-type="string">
            <text:p>N-35-35-28.642272 E-139-34-49.654541</text:p>
          </table:table-cell>
          <table:table-cell table:style-name="ce38" table:formula="of:=IF([.E3]=&quot;&quot;;[.C3];CONCATENATE([.C3];&quot; / &quot;;[.E3]))" office:value-type="string" office:string-value=":m 災害備蓄 / 入れたもの / item=土嚢袋（ガラ袋） / other=size:48x62cm;モリソン株式会社； / volume=50pcsx1p / id=~ / 保管場所=物置">
            <text:p>:m 災害備蓄 / 入れたもの / item=土嚢袋（ガラ袋） / other=size:48x62cm;モリソン株式会社； / volume=50pcsx1p / id=~ / 保管場所=物置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01_15-12-01_000.jpg</text:p>
          </table:table-cell>
          <table:table-cell table:style-name="ce20" office:value-type="string">
            <text:p>:m 災害備蓄 / 入れたもの / item=養生用ブルーシート / other=size:3.6x5.4;code:#1200;ハトメあり / volume=2p / id=~ / 保管場所=物置</text:p>
          </table:table-cell>
          <table:table-cell table:style-name="ce19"/>
          <table:table-cell table:style-name="ce4"/>
          <table:table-cell table:style-name="ce4" office:value-type="string">
            <text:p>N-35-35-28.477478 E-139-34-49.874267</text:p>
          </table:table-cell>
          <table:table-cell table:style-name="ce38" table:formula="of:=IF([.E4]=&quot;&quot;;[.C4];CONCATENATE([.C4];&quot; / &quot;;[.E4]))" office:value-type="string" office:string-value=":m 災害備蓄 / 入れたもの / item=養生用ブルーシート / other=size:3.6x5.4;code:#1200;ハトメあり / volume=2p / id=~ / 保管場所=物置">
            <text:p>:m 災害備蓄 / 入れたもの / item=養生用ブルーシート / other=size:3.6x5.4;code:#1200;ハトメあり / volume=2p / id=~ / 保管場所=物置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01_15-12-52_000.jpg</text:p>
          </table:table-cell>
          <table:table-cell table:style-name="ce18" office:value-type="string">
            <text:p>:m 災害備蓄 / 入れたもの / item=養生用ブルーシート / other=size:2.7x2.7;code:#3000;ハトメなし / volume=2p / id=~ / 保管場所=物置</text:p>
          </table:table-cell>
          <table:table-cell table:style-name="ce17"/>
          <table:table-cell table:style-name="ce4"/>
          <table:table-cell table:style-name="ce4" office:value-type="string">
            <text:p>N-35-35-28.752136 E-139-34-49.764404</text:p>
          </table:table-cell>
          <table:table-cell table:style-name="ce38" table:formula="of:=IF([.E5]=&quot;&quot;;[.C5];CONCATENATE([.C5];&quot; / &quot;;[.E5]))" office:value-type="string" office:string-value=":m 災害備蓄 / 入れたもの / item=養生用ブルーシート / other=size:2.7x2.7;code:#3000;ハトメなし / volume=2p / id=~ / 保管場所=物置">
            <text:p>:m 災害備蓄 / 入れたもの / item=養生用ブルーシート / other=size:2.7x2.7;code:#3000;ハトメなし / volume=2p / id=~ / 保管場所=物置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01_15-13-41_000.jpg</text:p>
          </table:table-cell>
          <table:table-cell table:style-name="ce18" office:value-type="string">
            <text:p>:m 災害備蓄 / 入れたもの / item=標識ロープ（トラロープ） / other=size:#10,100m / volume=1p / id=~ / 保管場所=物置</text:p>
          </table:table-cell>
          <table:table-cell table:style-name="ce18"/>
          <table:table-cell table:style-name="ce4"/>
          <table:table-cell table:style-name="ce4" office:value-type="string">
            <text:p>N-35-35-28.669738 E-139-34-49.709472</text:p>
          </table:table-cell>
          <table:table-cell table:style-name="ce38" table:formula="of:=IF([.E6]=&quot;&quot;;[.C6];CONCATENATE([.C6];&quot; / &quot;;[.E6]))" office:value-type="string" office:string-value=":m 災害備蓄 / 入れたもの / item=標識ロープ（トラロープ） / other=size:#10,100m / volume=1p / id=~ / 保管場所=物置">
            <text:p>:m 災害備蓄 / 入れたもの / item=標識ロープ（トラロープ） / other=size:#10,100m / volume=1p / id=~ / 保管場所=物置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01_15-41-20_000.jpg</text:p>
          </table:table-cell>
          <table:table-cell table:style-name="ce17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8.587341 E-139-34-49.434814</text:p>
          </table:table-cell>
          <table:table-cell table:style-name="ce38" table:formula="of:=IF([.E7]=&quot;&quot;;[.C7];CONCATENATE([.C7];&quot; / &quot;;[.E7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01_15-45-18_000.jpg</text:p>
          </table:table-cell>
          <table:table-cell table:style-name="ce17" office:value-type="string">
            <text:p>-*</text:p>
          </table:table-cell>
          <table:table-cell table:style-name="ce17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8" table:formula="of:=IF([.E8]=&quot;&quot;;[.C8];CONCATENATE([.C8];&quot; / &quot;;[.E8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01_15-45-25_000.jpg</text:p>
          </table:table-cell>
          <table:table-cell table:style-name="ce17" office:value-type="string">
            <text:p>-*</text:p>
          </table:table-cell>
          <table:table-cell table:style-name="ce17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8" table:formula="of:=IF([.E9]=&quot;&quot;;[.C9];CONCATENATE([.C9];&quot; / &quot;;[.E9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6-01_19-14-18_000.jpg</text:p>
          </table:table-cell>
          <table:table-cell table:style-name="ce8" office:value-type="string">
            <text:p>:m 災害備蓄 / 梱包完了＋リスト / 2021-0601-② / さば缶；トマト缶</text:p>
          </table:table-cell>
          <table:table-cell table:style-name="ce17"/>
          <table:table-cell table:style-name="ce4"/>
          <table:table-cell table:style-name="ce4" office:value-type="string">
            <text:p>N-35-35-28.532409 E-139-34-49.324951</text:p>
          </table:table-cell>
          <table:table-cell table:style-name="ce38" table:formula="of:=IF([.E10]=&quot;&quot;;[.C10];CONCATENATE([.C10];&quot; / &quot;;[.E10]))" office:value-type="string" office:string-value=":m 災害備蓄 / 梱包完了＋リスト / 2021-0601-② / さば缶；トマト缶">
            <text:p>:m 災害備蓄 / 梱包完了＋リスト / 2021-0601-② / さば缶；トマト缶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6-01_19-14-31_000.jpg</text:p>
          </table:table-cell>
          <table:table-cell table:style-name="ce8" office:value-type="string">
            <text:p>:m 災害備蓄 / 梱包完了＋リスト / 2021-0601-① / トマト缶</text:p>
          </table:table-cell>
          <table:table-cell table:style-name="ce17"/>
          <table:table-cell table:style-name="ce4"/>
          <table:table-cell table:style-name="ce4" office:value-type="string">
            <text:p>N-35-35-28.532409 E-139-34-49.324951</text:p>
          </table:table-cell>
          <table:table-cell table:style-name="ce38" table:formula="of:=IF([.E11]=&quot;&quot;;[.C11];CONCATENATE([.C11];&quot; / &quot;;[.E11]))" office:value-type="string" office:string-value=":m 災害備蓄 / 梱包完了＋リスト / 2021-0601-① / トマト缶">
            <text:p>:m 災害備蓄 / 梱包完了＋リスト / 2021-0601-① / トマト缶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6-01_21-04-58_000.jpg</text:p>
          </table:table-cell>
          <table:table-cell table:style-name="ce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450012 E-139-34-49.379882</text:p>
          </table:table-cell>
          <table:table-cell table:style-name="ce38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6-01_22-07-00_000.jpg</text:p>
          </table:table-cell>
          <table:table-cell table:style-name="ce20" office:value-type="string">
            <text:p>:PHOTO 記録 / 文書：新聞紙記事 / 1*1 / title=コロナ禍と資本主義：貧富の格差,other=~,media=赤旗</text:p>
          </table:table-cell>
          <table:table-cell table:style-name="ce17"/>
          <table:table-cell table:style-name="ce4"/>
          <table:table-cell table:style-name="ce4" office:value-type="string">
            <text:p>N-35-35-28.573608 E-139-34-49.160156</text:p>
          </table:table-cell>
          <table:table-cell table:style-name="ce38" table:formula="of:=IF([.E13]=&quot;&quot;;[.C13];CONCATENATE([.C13];&quot; / &quot;;[.E13]))" office:value-type="string" office:string-value=":PHOTO 記録 / 文書：新聞紙記事 / 1*1 / title=コロナ禍と資本主義：貧富の格差,other=~,media=赤旗">
            <text:p>:PHOTO 記録 / 文書：新聞紙記事 / 1*1 / title=コロナ禍と資本主義：貧富の格差,other=~,media=赤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6-01_22-07-23_000.jpg</text:p>
          </table:table-cell>
          <table:table-cell table:style-name="ce20" office:value-type="string">
            <text:p>:PHOTO 記録 / 文書：新聞紙記事 / 1*1 / title=タルサ,other=~,media=赤旗</text:p>
          </table:table-cell>
          <table:table-cell table:style-name="ce20"/>
          <table:table-cell table:style-name="ce4"/>
          <table:table-cell table:style-name="ce4" office:value-type="string">
            <text:p>N-35-35-28.573608 E-139-34-49.160156</text:p>
          </table:table-cell>
          <table:table-cell table:style-name="ce38" table:formula="of:=IF([.E14]=&quot;&quot;;[.C14];CONCATENATE([.C14];&quot; / &quot;;[.E14]))" office:value-type="string" office:string-value=":PHOTO 記録 / 文書：新聞紙記事 / 1*1 / title=タルサ,other=~,media=赤旗">
            <text:p>:PHOTO 記録 / 文書：新聞紙記事 / 1*1 / title=タルサ,other=~,media=赤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6-01_22-08-19_000.jpg</text:p>
          </table:table-cell>
          <table:table-cell table:style-name="ce20" office:value-type="string">
            <text:p>:PHOTO 記録 / 文書：新聞紙記事 / 1*1 / title=デニス・ホー（歌手、香港）,other=~,media=赤旗</text:p>
          </table:table-cell>
          <table:table-cell table:style-name="ce19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8" table:formula="of:=IF([.E15]=&quot;&quot;;[.C15];CONCATENATE([.C15];&quot; / &quot;;[.E15]))" office:value-type="string" office:string-value=":PHOTO 記録 / 文書：新聞紙記事 / 1*1 / title=デニス・ホー（歌手、香港）,other=~,media=赤旗">
            <text:p>:PHOTO 記録 / 文書：新聞紙記事 / 1*1 / title=デニス・ホー（歌手、香港）,other=~,media=赤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6-02_02-20-24_000.jpg</text:p>
          </table:table-cell>
          <table:table-cell table:style-name="ce20" office:value-type="string">
            <text:p>-*</text:p>
          </table:table-cell>
          <table:table-cell table:style-name="ce17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8" table:formula="of:=IF([.E16]=&quot;&quot;;[.C16];CONCATENATE([.C16];&quot; / &quot;;[.E16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6-02_04-37-42_000.jpg</text:p>
          </table:table-cell>
          <table:table-cell table:style-name="ce23" office:value-type="string">
            <text:p>:m :PHOTO 寝た時刻 / 2020 / オナニー、了、3:30ぐらい</text:p>
          </table:table-cell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m :PHOTO 寝た時刻 / 2020 / オナニー、了、3:30ぐらい">
            <text:p>:m :PHOTO 寝た時刻 / 2020 / オナニー、了、3:30ぐらい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6-02_10-35-20_000.jpg</text:p>
          </table:table-cell>
          <table:table-cell table:style-name="ce23" office:value-type="string">
            <text:p>:tome/ (J*) / topic=CO2 / content=最先端の（i.e. 2021年度までに出ているもの）の論文、文章、読み尽くそう：第１段階の目標；第２段階、第１と併行でいいが、自分で、あれこれ ||| :m :th / topic=天主 / content=あんたがやれと言うなら、俺はやるよ</text:p>
          </table:table-cell>
          <table:table-cell table:style-name="ce19"/>
          <table:table-cell table:style-name="ce4"/>
          <table:table-cell table:style-name="ce4" office:value-type="string">
            <text:p>N-35-35-28.765869 E-139-34-48.995361</text:p>
          </table:table-cell>
          <table:table-cell table:style-name="ce38" table:formula="of:=IF([.E18]=&quot;&quot;;[.C18];CONCATENATE([.C18];&quot; / &quot;;[.E18]))" office:value-type="string" office:string-value=":tome/ (J*) / topic=CO2 / content=最先端の（i.e. 2021年度までに出ているもの）の論文、文章、読み尽くそう：第１段階の目標；第２段階、第１と併行でいいが、自分で、あれこれ ||| :m :th / topic=天主 / content=あんたがやれと言うなら、俺はやるよ">
            <text:p>:tome/ (J*) / topic=CO2 / content=最先端の（i.e. 2021年度までに出ているもの）の論文、文章、読み尽くそう：第１段階の目標；第２段階、第１と併行でいいが、自分で、あれこれ ||| :m :th / topic=天主 / content=あんたがやれと言うなら、俺はやるよ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6-02_10-36-05_000.jpg</text:p>
          </table:table-cell>
          <table:table-cell table:style-name="ce20" office:value-type="string">
            <text:p>:m 記録 / 身体 / ケガ / loc=左腕：前腕：外側,cause=日焼け,loc-incident=東和の現場,id=2021-06-01_00-35-54_000.jpg,phase=朝起きたところ,apparatus=~,injury=~,other=セージを塗布、一昨日から始めている</text:p>
          </table:table-cell>
          <table:table-cell table:style-name="ce18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8" table:formula="of:=IF([.E19]=&quot;&quot;;[.C19];CONCATENATE([.C19];&quot; / &quot;;[.E19]))" office:value-type="string" office:string-value=":m 記録 / 身体 / ケガ / loc=左腕：前腕：外側,cause=日焼け,loc-incident=東和の現場,id=2021-06-01_00-35-54_000.jpg,phase=朝起きたところ,apparatus=~,injury=~,other=セージを塗布、一昨日から始めている">
            <text:p>:m 記録 / 身体 / ケガ / loc=左腕：前腕：外側,cause=日焼け,loc-incident=東和の現場,id=2021-06-01_00-35-54_000.jpg,phase=朝起きたところ,apparatus=~,injury=~,other=セージを塗布、一昨日から始めている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01_10-19-13_000.mp4</text:p>
          </table:table-cell>
          <table:table-cell table:style-name="ce8" office:value-type="string">
            <text:p>:VIDEO / @自宅 / メモ / kb,keyboard / 演奏、play / k-2021-0601-1 / genr=melody,key=C,for=continued:<text:a xlink:href="../../../../../../../../2021-02-14_09-28,memo=~,tempo=100,Re+,R=1,notes=pitch:7-6-5-3-2,other=2-chord-music">file:2021-02-14_09-28,memo=~,tempo=100,Re+,R=1,notes=pitch:7-6-5-3-2,other=2-chord-music</text:a></text:p>
          </table:table-cell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VIDEO / @自宅 / メモ / kb,keyboard / 演奏、play / k-2021-0601-1 / genr=melody,key=C,for=continued:file:2021-02-14_09-28,memo=~,tempo=100,Re+,R=1,notes=pitch:7-6-5-3-2,other=2-chord-music">
            <text:p>:VIDEO / @自宅 / メモ / kb,keyboard / 演奏、play / k-2021-0601-1 / genr=melody,key=C,for=continued:file:2021-02-14_09-28,memo=~,tempo=100,Re+,R=1,notes=pitch:7-6-5-3-2,other=2-chord-music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4" office:value-type="string">
            <text:p>2021-06-01_11-05-22_000.mp4</text:p>
          </table:table-cell>
          <table:table-cell table:style-name="ce27" office:value-type="string">
            <text:p>:VIDEO / @自宅 / メモ / kb,keyboard / 演奏、play / k-2021-0601-2 / genr=melody:chord-progression,key=G,chords=G-C-Dm,for=~,memo=~,tempo=~,Re+,R=2,notes=~,other=~</text:p>
          </table:table-cell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string" office:string-value=":VIDEO / @自宅 / メモ / kb,keyboard / 演奏、play / k-2021-0601-2 / genr=melody:chord-progression,key=G,chords=G-C-Dm,for=~,memo=~,tempo=~,Re+,R=2,notes=~,other=~">
            <text:p>:VIDEO / @自宅 / メモ / kb,keyboard / 演奏、play / k-2021-0601-2 / genr=melody:chord-progression,key=G,chords=G-C-Dm,for=~,memo=~,tempo=~,Re+,R=2,notes=~,other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01_11-11-47_000.mp4</text:p>
          </table:table-cell>
          <table:table-cell table:style-name="ce27" office:value-type="string">
            <text:p>:VIDEO / @自宅 / メモ / kb,keyboard / 演奏、play / k-2021-0601-3 / genr=melody:chord-progression,key=G,chords=G-C-Dm,for=lyric-addition:for:2021-06-01_11-05-22_000.mp4,memo=~,tempo=~,Re~,R=3,notes=~,other=~</text:p>
          </table:table-cell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string" office:string-value=":VIDEO / @自宅 / メモ / kb,keyboard / 演奏、play / k-2021-0601-3 / genr=melody:chord-progression,key=G,chords=G-C-Dm,for=lyric-addition:for:2021-06-01_11-05-22_000.mp4,memo=~,tempo=~,Re~,R=3,notes=~,other=~">
            <text:p>:VIDEO / @自宅 / メモ / kb,keyboard / 演奏、play / k-2021-0601-3 / genr=melody:chord-progression,key=G,chords=G-C-Dm,for=lyric-addition:for:2021-06-01_11-05-22_000.mp4,memo=~,tempo=~,Re~,R=3,notes=~,other=~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4" office:value-type="string">
            <text:p>2021-06-01_14-32-46_000.mp4</text:p>
          </table:table-cell>
          <table:table-cell table:style-name="ce27" office:value-type="string">
            <text:p>:VIDEO / @自宅 / メモ / kb,keyboard / 演奏、play / k-2021-0601-4 / genr=melody,key=~,chords=~,for=~,memo=log_guitar.log:d-1,tempo=~,Re+,R=4,notes=~,other=~</text:p>
          </table:table-cell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string" office:string-value=":VIDEO / @自宅 / メモ / kb,keyboard / 演奏、play / k-2021-0601-4 / genr=melody,key=~,chords=~,for=~,memo=log_guitar.log:d-1,tempo=~,Re+,R=4,notes=~,other=~">
            <text:p>:VIDEO / @自宅 / メモ / kb,keyboard / 演奏、play / k-2021-0601-4 / genr=melody,key=~,chords=~,for=~,memo=log_guitar.log:d-1,tempo=~,Re+,R=4,notes=~,other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01_19-11-34_000.mid</text:p>
          </table:table-cell>
          <table:table-cell table:style-name="ce8" office:value-type="string">
            <text:p>:in-mid / app=perfect-piano / 演奏、play / id-2021-0601-1 / category=~,inst=shino,for=~,genre=~</text:p>
          </table:table-cell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string" office:string-value=":in-mid / app=perfect-piano / 演奏、play / id-2021-0601-1 / category=~,inst=shino,for=~,genre=~">
            <text:p>:in-mid / app=perfect-piano / 演奏、play / id-2021-0601-1 / category=~,inst=shino,for=~,genre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01_22-35-30_000.mid</text:p>
          </table:table-cell>
          <table:table-cell table:style-name="ce8" office:value-type="string">
            <text:p>:in-mid / app=perfect-piano / 演奏、play / id-2021-0602-1 / category=~,inst=kb,for=~,genre=~</text:p>
          </table:table-cell>
          <table:table-cell table:style-name="ce27"/>
          <table:table-cell table:style-name="ce4"/>
          <table:table-cell table:style-name="ce4"/>
          <table:table-cell table:style-name="ce38" table:formula="of:=IF([.E25]=&quot;&quot;;[.C25];CONCATENATE([.C25];&quot; / &quot;;[.E25]))" office:value-type="string" office:string-value=":in-mid / app=perfect-piano / 演奏、play / id-2021-0602-1 / category=~,inst=kb,for=~,genre=~">
            <text:p>:in-mid / app=perfect-piano / 演奏、play / id-2021-0602-1 / category=~,inst=kb,for=~,genre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01_23-50-31_000.mid</text:p>
          </table:table-cell>
          <table:table-cell table:style-name="ce8" office:value-type="string">
            <text:p>:in-mid / app=perfect-piano / 演奏、play / id-2021-0601-3 / category=~,inst=~,for=~,genre=~</text:p>
          </table:table-cell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string" office:string-value=":in-mid / app=perfect-piano / 演奏、play / id-2021-0601-3 / category=~,inst=~,for=~,genre=~">
            <text:p>:in-mid / app=perfect-piano / 演奏、play / id-2021-0601-3 / category=~,inst=~,for=~,genre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6-02_10-28-47_000.m4a</text:p>
          </table:table-cell>
          <table:table-cell table:style-name="ce8" office:value-type="string">
            <text:p>:VOICE-MEMO / @自宅 / メモ / topic=やること / content=ビデオの録画：日焼けの措置、左腕</text:p>
          </table:table-cell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string" office:string-value=":VOICE-MEMO / @自宅 / メモ / topic=やること / content=ビデオの録画：日焼けの措置、左腕">
            <text:p>:VOICE-MEMO / @自宅 / メモ / topic=やること / content=ビデオの録画：日焼けの措置、左腕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6-02_10-32-14_000.mid</text:p>
          </table:table-cell>
          <table:table-cell table:style-name="ce8" office:value-type="string">
            <text:p>:in-mid / app=perfect-piano / 演奏、play / id-2021-0602-1 / category=~,inst=shino,for=~,genre=~</text:p>
          </table:table-cell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string" office:string-value=":in-mid / app=perfect-piano / 演奏、play / id-2021-0602-1 / category=~,inst=shino,for=~,genre=~">
            <text:p>:in-mid / app=perfect-piano / 演奏、play / id-2021-0602-1 / category=~,inst=shino,for=~,genre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7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27">
            <text:p>27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0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0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2">2021/06/02</text:date>, <text:time>14:27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02T14:27:14.30</dc:date>
    <dc:creator>iwabuchi ken</dc:creator>
    <meta:editing-duration>P34DT2H2M37S</meta:editing-duration>
    <meta:editing-cycles>12574</meta:editing-cycles>
    <meta:document-statistic meta:table-count="1" meta:cell-count="391" meta:object-count="0"/>
  </office:meta>
</office:document-meta>
</file>